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text-underline-style="solid" style:text-underline-width="auto" style:text-underline-color="font-color" fo:font-weight="bold" officeooo:rsid="001a58ca" officeooo:paragraph-rsid="001a58ca" style:font-weight-asian="bold" style:font-weight-complex="bold"/>
    </style:style>
    <style:style style:name="P2" style:family="paragraph" style:parent-style-name="Standard" style:list-style-name="L1">
      <style:paragraph-properties fo:line-height="150%"/>
      <style:text-properties style:font-name="Arial" style:text-underline-style="none" fo:font-weight="normal" officeooo:rsid="001a58ca" officeooo:paragraph-rsid="001a58ca" style:font-weight-asian="normal" style:font-weight-complex="normal"/>
    </style:style>
    <style:style style:name="P3" style:family="paragraph" style:parent-style-name="Standard" style:list-style-name="L1">
      <style:paragraph-properties fo:line-height="150%" fo:text-align="justify" style:justify-single-word="false"/>
      <style:text-properties style:font-name="Arial" style:text-underline-style="none" fo:font-weight="normal" officeooo:rsid="001a58ca" officeooo:paragraph-rsid="001a58ca" style:font-weight-asian="normal" style:font-weight-complex="normal"/>
    </style:style>
    <style:style style:name="P4" style:family="paragraph" style:parent-style-name="Standard" style:list-style-name="L1">
      <style:paragraph-properties fo:line-height="150%" fo:text-align="justify" style:justify-single-word="false"/>
      <style:text-properties style:font-name="Arial" style:text-underline-style="none" fo:font-weight="normal" officeooo:rsid="001a970f" officeooo:paragraph-rsid="001a970f" style:font-weight-asian="normal" style:font-weight-complex="normal"/>
    </style:style>
    <style:style style:name="P5" style:family="paragraph" style:parent-style-name="Standard" style:list-style-name="L1">
      <style:paragraph-properties fo:line-height="150%"/>
      <style:text-properties style:font-name="Arial" style:text-underline-style="none" fo:font-weight="normal" officeooo:rsid="001a970f" officeooo:paragraph-rsid="001a970f" style:font-weight-asian="normal" style:font-weight-complex="normal"/>
    </style:style>
    <style:style style:name="P6" style:family="paragraph" style:parent-style-name="Standard" style:list-style-name="L1">
      <style:paragraph-properties fo:line-height="150%" fo:text-align="justify" style:justify-single-word="false"/>
      <style:text-properties style:font-name="Arial" style:text-underline-style="none" fo:font-weight="normal" officeooo:rsid="001aa142" officeooo:paragraph-rsid="001aa142" style:font-weight-asian="normal" style:font-weight-complex="normal"/>
    </style:style>
    <style:style style:name="P7"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aa142" style:font-weight-asian="normal" style:font-weight-complex="normal"/>
    </style:style>
    <style:style style:name="P8"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bd0fd" style:font-weight-asian="normal" style:font-weight-complex="normal"/>
    </style:style>
    <style:style style:name="P9" style:family="paragraph" style:parent-style-name="Standard" style:list-style-name="L1">
      <style:paragraph-properties fo:line-height="150%"/>
      <style:text-properties style:font-name="Arial" style:text-underline-style="none" fo:font-weight="normal" officeooo:rsid="001bd0fd" officeooo:paragraph-rsid="001bd0fd" style:font-weight-asian="normal" style:font-weight-complex="normal"/>
    </style:style>
    <style:style style:name="P10" style:family="paragraph" style:parent-style-name="Standard" style:list-style-name="L1">
      <style:paragraph-properties fo:line-height="150%" fo:text-align="justify" style:justify-single-word="false"/>
      <style:text-properties style:font-name="Arial" style:text-underline-style="none" fo:font-weight="normal" officeooo:rsid="001c39cf" officeooo:paragraph-rsid="001c39cf" style:font-weight-asian="normal" style:font-weight-complex="normal"/>
    </style:style>
    <style:style style:name="P11" style:family="paragraph" style:parent-style-name="Standard" style:list-style-name="L1">
      <style:paragraph-properties fo:line-height="150%" fo:text-align="justify" style:justify-single-word="false"/>
      <style:text-properties style:font-name="Arial" style:text-underline-style="none" fo:font-weight="normal" officeooo:rsid="001cb62b" officeooo:paragraph-rsid="001cb62b" style:font-weight-asian="normal" style:font-weight-complex="normal"/>
    </style:style>
    <style:style style:name="P12" style:family="paragraph" style:parent-style-name="Standard" style:list-style-name="L1">
      <style:paragraph-properties fo:line-height="150%" fo:text-align="justify" style:justify-single-word="false"/>
      <style:text-properties style:font-name="Arial" style:text-underline-style="none" fo:font-weight="normal" officeooo:rsid="00203ff0" officeooo:paragraph-rsid="00203ff0" style:font-weight-asian="normal" style:font-weight-complex="normal"/>
    </style:style>
    <style:style style:name="P13" style:family="paragraph" style:parent-style-name="Standard" style:list-style-name="L1">
      <style:paragraph-properties fo:line-height="150%" fo:text-align="justify" style:justify-single-word="false"/>
      <style:text-properties style:font-name="Arial" style:text-underline-style="none" fo:font-weight="normal" officeooo:rsid="00214946" officeooo:paragraph-rsid="00214946" style:font-weight-asian="normal" style:font-weight-complex="normal"/>
    </style:style>
    <style:style style:name="P14" style:family="paragraph" style:parent-style-name="Standard" style:list-style-name="L1">
      <style:paragraph-properties fo:line-height="150%" fo:text-align="justify" style:justify-single-word="false"/>
      <style:text-properties style:font-name="Arial" style:text-underline-style="none" fo:font-weight="normal" officeooo:rsid="00228736" officeooo:paragraph-rsid="00228736"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Arial" style:text-underline-style="none" fo:font-weight="normal" officeooo:rsid="00241081" officeooo:paragraph-rsid="00241081" style:font-weight-asian="normal" style:font-weight-complex="normal"/>
    </style:style>
    <style:style style:name="P16" style:family="paragraph" style:parent-style-name="Standard" style:list-style-name="L1">
      <style:paragraph-properties fo:line-height="150%" fo:text-align="justify" style:justify-single-word="false"/>
      <style:text-properties style:font-name="Arial" style:text-underline-style="none" fo:font-weight="normal" officeooo:rsid="00242f13" officeooo:paragraph-rsid="00242f13" style:font-weight-asian="normal" style:font-weight-complex="normal"/>
    </style:style>
    <style:style style:name="P17" style:family="paragraph" style:parent-style-name="Standard" style:list-style-name="L1">
      <style:paragraph-properties fo:line-height="150%" fo:text-align="justify" style:justify-single-word="false"/>
      <style:text-properties style:font-name="Arial" style:text-underline-style="none" fo:font-weight="normal" officeooo:rsid="0024cd0e" officeooo:paragraph-rsid="00242f13" style:font-weight-asian="normal" style:font-weight-complex="normal"/>
    </style:style>
    <style:style style:name="P18"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42f13" style:font-weight-asian="normal" style:font-weight-complex="normal"/>
    </style:style>
    <style:style style:name="P19"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52ff1" style:font-weight-asian="normal" style:font-weight-complex="normal"/>
    </style:style>
    <style:style style:name="P20" style:family="paragraph" style:parent-style-name="Standard" style:list-style-name="L1">
      <style:paragraph-properties fo:line-height="150%" fo:text-align="justify" style:justify-single-word="false"/>
      <style:text-properties style:font-name="Arial" style:text-underline-style="none" fo:font-weight="normal" officeooo:rsid="0026618f" officeooo:paragraph-rsid="0026618f" style:font-weight-asian="normal" style:font-weight-complex="normal"/>
    </style:style>
    <style:style style:name="P21"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cebf" style:font-weight-asian="normal" style:font-weight-complex="normal"/>
    </style:style>
    <style:style style:name="P22"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ea4b" style:font-weight-asian="normal" style:font-weight-complex="normal"/>
    </style:style>
    <style:style style:name="P23"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9ea3f" style:font-weight-asian="normal" style:font-weight-complex="normal"/>
    </style:style>
    <style:style style:name="P24"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bc172" style:font-weight-asian="normal" style:font-weight-complex="normal"/>
    </style:style>
    <style:style style:name="P25" style:family="paragraph" style:parent-style-name="Standard" style:list-style-name="L1">
      <style:paragraph-properties fo:line-height="150%" fo:text-align="justify" style:justify-single-word="false"/>
      <style:text-properties style:font-name="Arial" style:text-underline-style="none" fo:font-weight="normal" officeooo:rsid="002bc172" officeooo:paragraph-rsid="002bc172" style:font-weight-asian="normal" style:font-weight-complex="normal"/>
    </style:style>
    <style:style style:name="P26" style:family="paragraph" style:parent-style-name="Standard" style:list-style-name="L1">
      <style:paragraph-properties fo:line-height="150%" fo:text-align="justify" style:justify-single-word="false"/>
      <style:text-properties style:font-name="Arial" style:text-underline-style="none" fo:font-weight="normal" officeooo:rsid="002cb6d3" officeooo:paragraph-rsid="002cb6d3" style:font-weight-asian="normal" style:font-weight-complex="normal"/>
    </style:style>
    <style:style style:name="P27" style:family="paragraph" style:parent-style-name="Standard" style:list-style-name="L1">
      <style:paragraph-properties fo:line-height="150%" fo:text-align="justify" style:justify-single-word="false"/>
      <style:text-properties style:font-name="Arial" style:text-underline-style="none" fo:font-weight="normal" officeooo:rsid="002d7eda" officeooo:paragraph-rsid="002d7eda" style:font-weight-asian="normal" style:font-weight-complex="normal"/>
    </style:style>
    <style:style style:name="P28" style:family="paragraph" style:parent-style-name="Standard" style:list-style-name="L1">
      <style:paragraph-properties fo:line-height="150%"/>
      <style:text-properties style:font-name="Arial" style:text-underline-style="none" fo:font-weight="normal" officeooo:rsid="002d7eda" officeooo:paragraph-rsid="002d7eda" style:font-weight-asian="normal" style:font-weight-complex="normal"/>
    </style:style>
    <style:style style:name="P29" style:family="paragraph" style:parent-style-name="Standard" style:list-style-name="L1">
      <style:paragraph-properties fo:line-height="150%" fo:text-align="justify" style:justify-single-word="false"/>
      <style:text-properties style:font-name="Arial" style:text-underline-style="none" fo:font-weight="normal" officeooo:rsid="002f2dbd" officeooo:paragraph-rsid="002f2dbd" style:font-weight-asian="normal" style:font-weight-complex="normal"/>
    </style:style>
    <style:style style:name="P30" style:family="paragraph" style:parent-style-name="Standard" style:list-style-name="L1">
      <style:paragraph-properties fo:line-height="150%" fo:text-align="justify" style:justify-single-word="false"/>
      <style:text-properties style:font-name="Arial" style:text-underline-style="none" fo:font-weight="normal" officeooo:rsid="002fe42f" officeooo:paragraph-rsid="002fe42f" style:font-weight-asian="normal" style:font-weight-complex="normal"/>
    </style:style>
    <style:style style:name="P31" style:family="paragraph" style:parent-style-name="Standard" style:list-style-name="L1">
      <style:paragraph-properties fo:line-height="150%" fo:text-align="justify" style:justify-single-word="false"/>
      <style:text-properties style:font-name="Arial" style:text-underline-style="none" fo:font-weight="normal" officeooo:rsid="0030d1ab" officeooo:paragraph-rsid="0030d1ab" style:font-weight-asian="normal" style:font-weight-complex="normal"/>
    </style:style>
    <style:style style:name="P32" style:family="paragraph" style:parent-style-name="Standard" style:list-style-name="L1">
      <style:paragraph-properties fo:line-height="150%"/>
      <style:text-properties style:font-name="Arial" style:text-underline-style="none" fo:font-weight="normal" officeooo:rsid="0030d1ab" officeooo:paragraph-rsid="0030d1ab" style:font-weight-asian="normal" style:font-weight-complex="normal"/>
    </style:style>
    <style:style style:name="P33" style:family="paragraph" style:parent-style-name="Standard" style:list-style-name="L1">
      <style:paragraph-properties fo:line-height="150%" fo:text-align="justify" style:justify-single-word="false"/>
      <style:text-properties style:font-name="Arial" style:text-underline-style="none" fo:font-weight="normal" officeooo:rsid="00329541" officeooo:paragraph-rsid="00329541" style:font-weight-asian="normal" style:font-weight-complex="normal"/>
    </style:style>
    <style:style style:name="P34" style:family="paragraph" style:parent-style-name="Standard" style:list-style-name="L1">
      <style:paragraph-properties fo:line-height="150%" fo:text-align="justify" style:justify-single-word="false"/>
      <style:text-properties style:font-name="Arial" style:text-underline-style="none" fo:font-weight="normal" officeooo:rsid="0032c1b8" officeooo:paragraph-rsid="0032c1b8" style:font-weight-asian="normal" style:font-weight-complex="normal"/>
    </style:style>
    <style:style style:name="P35" style:family="paragraph" style:parent-style-name="Standard" style:list-style-name="L1">
      <style:paragraph-properties fo:line-height="150%" fo:text-align="justify" style:justify-single-word="false"/>
      <style:text-properties style:font-name="Arial" style:text-underline-style="none" fo:font-weight="normal" officeooo:rsid="0032f28a" officeooo:paragraph-rsid="0032f28a" style:font-weight-asian="normal" style:font-weight-complex="normal"/>
    </style:style>
    <style:style style:name="P36" style:family="paragraph" style:parent-style-name="Standard" style:list-style-name="L1">
      <style:paragraph-properties fo:line-height="150%" fo:text-align="justify" style:justify-single-word="false"/>
      <style:text-properties style:font-name="Arial" style:text-underline-style="none" fo:font-weight="normal" officeooo:rsid="0034848f" officeooo:paragraph-rsid="0034848f" style:font-weight-asian="normal" style:font-weight-complex="normal"/>
    </style:style>
    <style:style style:name="P37" style:family="paragraph" style:parent-style-name="Standard" style:list-style-name="L1">
      <style:paragraph-properties fo:line-height="150%" fo:text-align="justify" style:justify-single-word="false"/>
      <style:text-properties style:font-name="Arial" style:text-underline-style="none" fo:font-weight="normal" officeooo:rsid="0035764e" officeooo:paragraph-rsid="0035764e" style:font-weight-asian="normal" style:font-weight-complex="normal"/>
    </style:style>
    <style:style style:name="P38" style:family="paragraph" style:parent-style-name="Standard" style:list-style-name="L1">
      <style:paragraph-properties fo:line-height="150%" fo:text-align="justify" style:justify-single-word="false"/>
      <style:text-properties style:font-name="Arial" style:text-underline-style="none" fo:font-weight="normal" officeooo:rsid="0035a3dc" officeooo:paragraph-rsid="0035a3dc" style:font-weight-asian="normal" style:font-weight-complex="normal"/>
    </style:style>
    <style:style style:name="P39" style:family="paragraph" style:parent-style-name="Standard" style:list-style-name="L1">
      <style:paragraph-properties fo:line-height="150%" fo:text-align="justify" style:justify-single-word="false"/>
      <style:text-properties style:font-name="Arial" style:text-underline-style="none" fo:font-weight="normal" officeooo:rsid="00378eb9" officeooo:paragraph-rsid="00378eb9" style:font-weight-asian="normal" style:font-weight-complex="normal"/>
    </style:style>
    <style:style style:name="P40" style:family="paragraph" style:parent-style-name="Standard" style:list-style-name="L1">
      <style:paragraph-properties fo:line-height="150%" fo:text-align="justify" style:justify-single-word="false"/>
      <style:text-properties style:font-name="Arial" style:text-underline-style="none" fo:font-weight="bold" officeooo:rsid="00242f13" officeooo:paragraph-rsid="00242f13" style:font-weight-asian="bold" style:font-weight-complex="bold"/>
    </style:style>
    <style:style style:name="P41" style:family="paragraph" style:parent-style-name="Standard" style:list-style-name="L1">
      <style:paragraph-properties fo:line-height="150%" fo:text-align="justify" style:justify-single-word="false"/>
      <style:text-properties style:font-name="Arial" style:text-underline-style="none" fo:font-weight="bold" officeooo:rsid="00252ff1" officeooo:paragraph-rsid="00252ff1" style:font-weight-asian="bold" style:font-weight-complex="bold"/>
    </style:style>
    <style:style style:name="P42" style:family="paragraph" style:parent-style-name="Standard" style:list-style-name="L1">
      <style:paragraph-properties fo:line-height="150%" fo:text-align="justify" style:justify-single-word="false"/>
      <style:text-properties style:font-name="Arial" style:text-underline-style="none" fo:font-weight="bold" officeooo:rsid="0032c1b8" officeooo:paragraph-rsid="0032c1b8" style:font-weight-asian="bold" style:font-weight-complex="bold"/>
    </style:style>
    <style:style style:name="P43" style:family="paragraph" style:parent-style-name="Standard" style:list-style-name="L1">
      <style:paragraph-properties fo:line-height="150%" fo:text-align="justify" style:justify-single-word="false"/>
      <style:text-properties style:font-name="Arial" fo:font-style="normal" style:text-underline-style="none" fo:font-weight="normal" officeooo:rsid="0026618f" officeooo:paragraph-rsid="0026618f" style:font-style-asian="normal" style:font-weight-asian="normal" style:font-style-complex="normal" style:font-weight-complex="normal"/>
    </style:style>
    <style:style style:name="P44" style:family="paragraph" style:parent-style-name="Standard" style:list-style-name="L1">
      <style:paragraph-properties fo:line-height="150%" fo:text-align="justify" style:justify-single-word="false"/>
      <style:text-properties style:font-name="Arial" style:text-underline-style="solid" style:text-underline-width="auto" style:text-underline-color="font-color" fo:font-weight="bold" officeooo:rsid="003823af" officeooo:paragraph-rsid="003823af" style:font-weight-asian="bold" style:font-weight-complex="bold"/>
    </style:style>
    <style:style style:name="P45"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3823af" officeooo:paragraph-rsid="003823af" style:font-weight-asian="bold" style:font-weight-complex="bold"/>
    </style:style>
    <style:style style:name="P46"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38425a" officeooo:paragraph-rsid="0038425a" style:font-weight-asian="bold" style:font-weight-complex="bold"/>
    </style:style>
    <style:style style:name="P47" style:family="paragraph" style:parent-style-name="Standard" style:list-style-name="L1">
      <style:paragraph-properties fo:line-height="150%" fo:text-align="justify" style:justify-single-word="false"/>
      <style:text-properties officeooo:rsid="001a970f" officeooo:paragraph-rsid="001a970f"/>
    </style:style>
    <style:style style:name="P48" style:family="paragraph" style:parent-style-name="Standard" style:list-style-name="L1">
      <style:paragraph-properties fo:line-height="150%" fo:text-align="justify" style:justify-single-word="false"/>
      <style:text-properties officeooo:rsid="001a970f" officeooo:paragraph-rsid="001aa142"/>
    </style:style>
    <style:style style:name="P49" style:family="paragraph" style:parent-style-name="Standard" style:list-style-name="L1">
      <style:paragraph-properties fo:line-height="150%"/>
      <style:text-properties officeooo:rsid="001a970f" officeooo:paragraph-rsid="001a970f"/>
    </style:style>
    <style:style style:name="P50" style:family="paragraph" style:parent-style-name="Standard" style:list-style-name="L1">
      <style:paragraph-properties fo:line-height="150%" fo:text-align="justify" style:justify-single-word="false"/>
      <style:text-properties officeooo:rsid="001aa142" officeooo:paragraph-rsid="001aa142"/>
    </style:style>
    <style:style style:name="P51" style:family="paragraph" style:parent-style-name="Standard" style:list-style-name="L1">
      <style:paragraph-properties fo:line-height="150%" fo:text-align="justify" style:justify-single-word="false"/>
      <style:text-properties officeooo:rsid="001bd0fd" officeooo:paragraph-rsid="001bd0fd"/>
    </style:style>
    <style:style style:name="P52" style:family="paragraph" style:parent-style-name="Standard" style:list-style-name="L1">
      <style:paragraph-properties fo:line-height="150%" fo:text-align="justify" style:justify-single-word="false"/>
      <style:text-properties fo:font-weight="normal" officeooo:rsid="001bd0fd" officeooo:paragraph-rsid="001bd0fd" style:font-weight-asian="normal" style:font-weight-complex="normal"/>
    </style:style>
    <style:style style:name="P53" style:family="paragraph" style:parent-style-name="Standard" style:list-style-name="L1">
      <style:paragraph-properties fo:line-height="150%" fo:text-align="justify" style:justify-single-word="false"/>
      <style:text-properties officeooo:rsid="001c39cf" officeooo:paragraph-rsid="001c39cf"/>
    </style:style>
    <style:style style:name="P54" style:family="paragraph" style:parent-style-name="Standard">
      <style:text-properties style:text-underline-style="none" fo:font-weight="normal" officeooo:rsid="0039dd76" officeooo:paragraph-rsid="0039dd76" style:font-weight-asian="normal" style:font-weight-complex="normal"/>
    </style:style>
    <style:style style:name="T1" style:family="text">
      <style:text-properties style:font-name="Arial" style:text-underline-style="none"/>
    </style:style>
    <style:style style:name="T2" style:family="text">
      <style:text-properties style:font-name="Arial" style:text-underline-style="none" fo:font-weight="normal" style:font-weight-asian="normal" style:font-weight-complex="normal"/>
    </style:style>
    <style:style style:name="T3" style:family="text">
      <style:text-properties style:font-name="Arial" style:text-underline-style="none" fo:font-weight="normal" officeooo:rsid="001a58ca" style:font-weight-asian="normal" style:font-weight-complex="normal"/>
    </style:style>
    <style:style style:name="T4" style:family="text">
      <style:text-properties style:font-name="Arial" style:text-underline-style="none" fo:font-weight="normal" officeooo:rsid="001aa142" style:font-weight-asian="normal" style:font-weight-complex="normal"/>
    </style:style>
    <style:style style:name="T5" style:family="text">
      <style:text-properties style:font-name="Arial" style:text-underline-style="none" fo:font-weight="normal" officeooo:rsid="001bd0fd" style:font-weight-asian="normal" style:font-weight-complex="normal"/>
    </style:style>
    <style:style style:name="T6" style:family="text">
      <style:text-properties style:font-name="Arial" style:text-underline-style="none" fo:font-weight="bold" style:font-weight-asian="bold" style:font-weight-complex="bold"/>
    </style:style>
    <style:style style:name="T7" style:family="text">
      <style:text-properties style:font-name="Arial" style:text-underline-style="none" fo:font-weight="bold" officeooo:rsid="001bd0f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27cebf" style:font-weight-asian="bold" style:font-weight-complex="bold"/>
    </style:style>
    <style:style style:name="T10" style:family="text">
      <style:text-properties fo:font-weight="bold" officeooo:rsid="0027ea4b" style:font-weight-asian="bold" style:font-weight-complex="bold"/>
    </style:style>
    <style:style style:name="T11" style:family="text">
      <style:text-properties fo:font-weight="bold" officeooo:rsid="002bc172" style:font-weight-asian="bold" style:font-weight-complex="bold"/>
    </style:style>
    <style:style style:name="T12" style:family="text">
      <style:text-properties fo:font-weight="bold" officeooo:rsid="002cb6d3" style:font-weight-asian="bold" style:font-weight-complex="bold"/>
    </style:style>
    <style:style style:name="T13" style:family="text">
      <style:text-properties fo:font-weight="bold" officeooo:rsid="0030d1ab" style:font-weight-asian="bold" style:font-weight-complex="bold"/>
    </style:style>
    <style:style style:name="T14" style:family="text">
      <style:text-properties fo:font-weight="bold" officeooo:rsid="003473ec" style:font-weight-asian="bold" style:font-weight-complex="bold"/>
    </style:style>
    <style:style style:name="T15" style:family="text">
      <style:text-properties fo:font-weight="bold" officeooo:rsid="003823af" style:font-weight-asian="bold" style:font-weight-complex="bold"/>
    </style:style>
    <style:style style:name="T16" style:family="text">
      <style:text-properties officeooo:rsid="0021465a"/>
    </style:style>
    <style:style style:name="T17" style:family="text">
      <style:text-properties fo:font-weight="normal" style:font-weight-asian="normal" style:font-weight-complex="normal"/>
    </style:style>
    <style:style style:name="T18" style:family="text">
      <style:text-properties fo:font-weight="normal" officeooo:rsid="0024cd0e" style:font-weight-asian="normal" style:font-weight-complex="normal"/>
    </style:style>
    <style:style style:name="T19" style:family="text">
      <style:text-properties fo:font-weight="normal" officeooo:rsid="00252ff1" style:font-weight-asian="normal" style:font-weight-complex="normal"/>
    </style:style>
    <style:style style:name="T20" style:family="text">
      <style:text-properties fo:font-weight="normal" fo:background-color="#ff9999" loext:char-shading-value="0" style:font-weight-asian="normal" style:font-weight-complex="normal"/>
    </style:style>
    <style:style style:name="T21" style:family="text">
      <style:text-properties officeooo:rsid="00242f13"/>
    </style:style>
    <style:style style:name="T22" style:family="text">
      <style:text-properties officeooo:rsid="0026618f"/>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27cebf"/>
    </style:style>
    <style:style style:name="T27" style:family="text">
      <style:text-properties officeooo:rsid="0027ea4b"/>
    </style:style>
    <style:style style:name="T28" style:family="text">
      <style:text-properties officeooo:rsid="002bc172"/>
    </style:style>
    <style:style style:name="T29" style:family="text">
      <style:text-properties officeooo:rsid="002cb6d3"/>
    </style:style>
    <style:style style:name="T30" style:family="text">
      <style:text-properties officeooo:rsid="0030d1ab"/>
    </style:style>
    <style:style style:name="T31" style:family="text">
      <style:text-properties officeooo:rsid="00329541"/>
    </style:style>
    <style:style style:name="T32" style:family="text">
      <style:text-properties officeooo:rsid="0032f28a"/>
    </style:style>
    <style:style style:name="T33" style:family="text">
      <style:text-properties fo:color="#000099" fo:background-color="#ff9999" loext:char-shading-value="0"/>
    </style:style>
    <style:style style:name="T34" style:family="text">
      <style:text-properties fo:color="#000099" officeooo:rsid="0032c1b8" fo:background-color="#ff9999" loext:char-shading-value="0"/>
    </style:style>
    <style:style style:name="T35" style:family="text">
      <style:text-properties officeooo:rsid="003473ec"/>
    </style:style>
    <style:style style:name="T36" style:family="text">
      <style:text-properties officeooo:rsid="0035764e"/>
    </style:style>
    <style:style style:name="T37" style:family="text">
      <style:text-properties officeooo:rsid="003823af"/>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38425a" style:font-weight-asian="normal" style:font-weight-complex="normal"/>
    </style:style>
    <text:list-style style:name="L1">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OS SISTEMAS ERP/CRM</text:p>
      <text:p text:style-name="P1"/>
      <text:list xml:id="list2783844489" text:style-name="L1">
        <text:list-item>
          <text:p text:style-name="P2">Introducción a la gestión empresarial.</text:p>
          <text:p text:style-name="P2"/>
          <text:p text:style-name="P47"><text:span text:style-name="T3">U</text:span><text:span text:style-name="T2">na empresa o negocio existe siempre y cuando se obtenga beneficios, ya que gracias a ellos adquiere capacidad para crecer y desarrollarse. Así mismo una empresa tiene que gestionar perfectamente sus recursos para poder ser competitiva ante empresas que realizan idénticos productos. Sin embargo se tien</text:span><text:span text:style-name="T5">e</text:span><text:span text:style-name="T2"> que diferenciar entre empresa privada y empresa pública porque, aunque ambas tienen que administrar recursos de forma eficiente, las empresas del sector público tienen como principal objetivo ofrecer un servicio antes que obtener beneficios.</text:span></text:p>
          <text:p text:style-name="P4"/>
          <text:p text:style-name="P48"><text:span text:style-name="T2">Uno de los principales objetivos de la actividad de la empresa es el cliente; identificar sus necesidades y </text:span><text:span text:style-name="T4">averiguar cómo </text:span><text:span text:style-name="T2">satisfacerlas. Gracias a la innovación e investigación de las nuevas tecnologías aplicadas al sector de la informática </text:span><text:span text:style-name="T4">de gestión, se pueden identificar los posibles clientes o consumidores, que en realidad son la base para obtener beneficios en nuestra empresa.</text:span></text:p>
          <text:p text:style-name="P6"/>
          <text:list>
            <text:list-item>
              <text:p text:style-name="P2">Evolución de la informática de gestión empresarial.</text:p>
              <text:p text:style-name="P2"/>
              <text:p text:style-name="P6">Un sistema informático está formado por todos los recursos necesarios para facilitar un tratamiento automático de la información, y que, además, permitan la comunicación de la misma. Una posible clasificación según su evolución a lo largo del tiempo puede ser:</text:p>
              <text:p text:style-name="P50"><text:span text:style-name="T2">- </text:span><text:span text:style-name="T6">Sistema de procedimiento de transacciones: </text:span><text:span text:style-name="T2">Gestiona la información, es decir, almacena, modifica y recupera la información referente a las transacciones producidas en una empresa.</text:span></text:p>
              <text:p text:style-name="P50"><text:span text:style-name="T2">- </text:span><text:span text:style-name="T6">Sistemas de automatización de oficinas:</text:span><text:span text:style-name="T2"> Aplicaciones destinadas a ayudar en el trabajo diario del administrativo de una empresa u organización. Este software está formado por procesadores de textos, hojas de cálculo, editores de presentaciones, gestores de correo electrónico, etc.</text:span></text:p>
              <text:p text:style-name="P50"><text:span text:style-name="T2">- </text:span><text:span text:style-name="T6">Sistemas de planificación de recursos: </text:span><text:span text:style-name="T2">Integran la información y los procesos de una organización en un solo sistema. Estos sistemas son llamados también ERP (Enterprise Resourcing Planning), y son sistemas compuestos por </text:span><text:soft-page-break/><text:span text:style-name="T2">diferentes </text:span><text:span text:style-name="T5">partes integradas en una única aplicación como son, producción, ventas, compras, logística, contabilidad, gestión de proyectos, inventarios y control de almacenes, pedidos, nóminas, etc.</text:span></text:p>
              <text:p text:style-name="P50"><text:span text:style-name="T5">- </text:span><text:span text:style-name="T7">Sistema experto: </text:span><text:span text:style-name="T5">Es una aplicación informática capaz de solucionar un conjunto de problemas que exigen un gran conocimiento sobre un determinado tema. Imitan las actividades de un humano para resolver problemas de distinta índole emulando el comportamiento de un experto en un dominio concreto. Se puede considerar como una rama de de la inteligencia artificial.</text:span></text:p>
              <text:p text:style-name="P7"/>
            </text:list-item>
            <text:list-item>
              <text:p text:style-name="P2">Organización de una empresa y sus relaciones externas.</text:p>
              <text:p text:style-name="P2"/>
              <text:p text:style-name="P8">Una empresa necesita relacionarse estrechamente con su entorno empresarial si quiere desarrollar con éxito su actividad y ejecutar de forma exitosa sus proyectos. Entre las diferentes clasificaciones de los entornos que afectan a la empresa una posible clasificación sería:</text:p>
              <text:p text:style-name="P51"><text:span text:style-name="T2">- </text:span><text:span text:style-name="T6">Entorno próximo:</text:span><text:span text:style-name="T2"> como son los factores de producción y distribución, es decir mano de obra, entidades financieras, proveedores, así como organismos oficiales que tengan que ver con su actividad económica.</text:span></text:p>
              <text:p text:style-name="P52"><text:span text:style-name="T1">-</text:span><text:span text:style-name="T6"> Entorno general:</text:span><text:span text:style-name="T1"> que es el que tiene efectos directos e indirectos en la gestión general de la empresa.</text:span></text:p>
              <text:p text:style-name="P8"/>
              <text:p text:style-name="P8">Es por ello que la empresa necesita disponer de un sistema que proporciona rápida y eficientemente, toda la información del entorno que le rodea. La mayoría de las veces dispones de varias aplicaciones para trabajar con esta información, con la ineficacia y repetición de datos que esto comporta. Por ello una opción adecuada puede ser instalar un sistema de gestión de información, también llamados sistemas de planificación de recursos empresariales (ERP).</text:p>
              <text:p text:style-name="P9"/>
            </text:list-item>
          </text:list>
        </text:list-item>
        <text:list-item>
          <text:p text:style-name="P2">Sistemas ERP.</text:p>
          <text:p text:style-name="P2"/>
          <text:p text:style-name="P53"><text:span text:style-name="T2">Los sistemas de planificación de recursos empresariales (en inglés ERP, acrónimo de Enterprise Resource Planning) son sistemas de gestión de información que integran y automatizan muchas de las prácticas de negocio asociadas con los </text:span><text:soft-page-break/><text:span text:style-name="T2">aspectos operativos o productivos de una empresa, eliminando complejas conexiones entre sistemas de distintos proveedores.</text:span></text:p>
          <text:p text:style-name="P10"/>
          <text:p text:style-name="P11">Este tipo de sistemas suele estar formado por una arquitectura modular, donde cada módulo gestiona las funciones de un área empresarial diferente, como pueden ser: nóminas, finanzas, gestión de proyectos, sistemas de gestión geográfica, contabilidad, logística, stock, pedidos. Estas áreas de la empresa realizan funciones diferentes, pero se interrelacionan entre sí compartiendo información.</text:p>
          <text:p text:style-name="P11"/>
          <text:p text:style-name="P11">Gracias al alto grado de adaptabilidad de este tipo de sistemas, una empresa puede configurar su ERP para que se adapte a sus procesos de negocio. La personalización de este tipo de sistemas, junto con su modularidad y capacidad de integración de procesos, permite una gestión completa de las operaciones empresariales.</text:p>
          <text:p text:style-name="P11"/>
          <text:list>
            <text:list-item>
              <text:p text:style-name="P3">Tipos de licencia.</text:p>
              <text:p text:style-name="P3"/>
              <text:p text:style-name="P12">Antes de estudiar los ERP más importantes que existen en el mercado, analizaremos el concepto de licencia software. Como veremos más adelante, la elección del tipo de licencia (la cual lleva implícita una filosofía de trabajo), nos hará decantarnos por uno u otro tipo de producto.</text:p>
              <text:p text:style-name="P12">La licencia de software es un contrato entre el propietario y el usuario de una aplicación, para utilizar el software cumpliendo los términos y condiciones establecidas dentro de sus clausulas.</text:p>
              <text:p text:style-name="P12">Entre los tipos de licencias de software que nos podemos encontrar destacan los siguientes:</text:p>
              <text:p text:style-name="P12"/>
              <text:p text:style-name="P12">- <text:span text:style-name="T8">Software bajo licencia GPL.</text:span> Creada por la FSF, promotora del proyecto GNU. Permite la redistribución y modificación de las aplicaciones bajo los términos de la misma licencia, no pudiendo utilizarse otras como por ejemplo, las privativas. Esta es la licencia utilizada por la solución OpenERP, que además utiliza otra licencia en términos similares para aplicaciones en red.</text:p>
              <text:p text:style-name="P12"><text:soft-page-break/>- <text:span text:style-name="T8">Software bajo licencia BSD.</text:span> Creada por la universidad de Berkeley (EEUU). La única exigencia es dar crédito a los autores. Permite la libre redistribución y modificación, pero es tan permisiva que permite la redistribución como software no libre.</text:p>
              <text:p text:style-name="P12">- <text:span text:style-name="T8">Software bajo licencia MPL.</text:span> Creada por la empresa Netscape Communications para su navegador Netscape. Permite copia, modificación y distribución limitada, es decir, los desarrolladores pueden liberar el código manteniendo el control sobre sus creaciones o modificaciones. La solución OpenBravo ERP utiliza los términos de esta licencia para crear su OBPL, que es una adaptación de la licencia MPL, bajo la que se rige el núcleo de su aplicación.</text:p>
              <text:p text:style-name="P12">- <text:span text:style-name="T8">Software semilibre.</text:span> Software no libre que incluye autorización de uso, copia, distribución y modificación sin propósitos lucrativos, pero que tiene ciertas restricciones en el uso que hacen que no se considere software libre.</text:p>
              <text:p text:style-name="P12">-<text:span text:style-name="T8"> Software privativo. </text:span>Software no libre cuyo uso, redistribución o modificación están prohibidos, si no es con autorización. Este <text:span text:style-name="T16">tipo de licencia es utilizado por OpenBravo ERP en sus módulos comerciales, bajo la denominada licencia OBCL. El tipo de licencia privativo también es utilizado por SAP, que es a la vez el nombre de un ERP y de la empresa que lo creó.</text:span></text:p>
              <text:p text:style-name="P12"/>
            </text:list-item>
            <text:list-item>
              <text:p text:style-name="P3">Revisión de ERP actuales.</text:p>
              <text:p text:style-name="P3"/>
              <text:p text:style-name="P13">Los antecedentes de los sistemas ERP se remontan a la Segunda Guerra Mundial, cuando el gobierno de Estado Unidos intentaba controlar la logística bélica con programas especializados. Así surgieron los primeros sistemas para la planificación de requerimiento de materiales (Material Requeriments Planning Systems o MRP Systems).</text:p>
              <text:p text:style-name="P13"/>
              <text:p text:style-name="P13">Al final de los años 50 las compañías de Estados Unidos se dieron cuenta que estos sistemas MRP les permitían llevar un control de actividades como: facturación y pago, administración de nóminas y control de inventario, pero los ordenadores que utilizaban eran aún muy primitivos. Aún así durante los años 60 y 70, los sistemas MRP evolucionaron ayudando a reducir costes en lo referente al control de inventario.</text:p>
              <text:p text:style-name="P14"><text:soft-page-break/>Fue ya en los años 80 cuando estos sistemas pasaron a llamarse MRP II o planificación de los recursos de manufactura (Manufacturing Resource Planning) y su gestión iba más allá del control de disponibilidad de materiales.</text:p>
              <text:p text:style-name="P14">Así, a principios d ellos años 90, MRP-II evolucionó y abarcó áreas como Recursos Humanos, Finanzas, Ingeniería, Gestión de Proyectos, etc., y fue esta ampliación lo que dio lugar al sistema ERP.</text:p>
              <text:p text:style-name="P14"/>
              <text:p text:style-name="P14">Actualmente, el mercado de los ERP está dominado por productos como SAP, Oracle y Microsoft, entre los que se reparten el mercado global. En España cabe destacar los ERP de Navision y Axapta entre otro, ya consolidados en nuestro país y desarrollados y diseñados en Dinamarca para un tejido empresarial muy similar al nuestro.</text:p>
              <text:p text:style-name="P14"/>
              <text:p text:style-name="P14">La mayoría de los proveedores optan por Windows como plataforma para desarrollar sus sistemas ERP, sin embargo, Linux se está potenciando cada vez más, principalmente en las grandes empresas que son las que tienen un capital suficiente como para permitirse el probar en diferentes plataformas.</text:p>
              <text:p text:style-name="P14"/>
              <text:p text:style-name="P14">En este sentido, se puede hacer una primera clasificación de los sistemas ERP actuales, entre los que requieren un pago de una licencia para poder ser utilizados, es decir, propietarios como pueden ser los productos de SAP, Microsoft o Solmicro entre otros, y los de software libre u Opensource como son Openbravo, OpenERP, Odoo, Openxpertya, TinyERP o Abang entre otros.</text:p>
              <text:p text:style-name="P14"/>
              <text:p text:style-name="P15">Actualmente existe una nueva tendencia de sistemas ERP denominada <text:span text:style-name="T8">SaaS</text:span> o <text:span text:style-name="T8">software como servicio</text:span>. Esta modalidad es compatible tanto con los ERP propietarios como con los ERP Opensource. El SaaS consiste en proporcionar a los clientes el acceso al software adquirido a través de la red.</text:p>
              <text:p text:style-name="P15"/>
            </text:list-item>
            <text:list-item>
              <text:p text:style-name="P3">Características.</text:p>
              <text:p text:style-name="P3"/>
              <text:p text:style-name="P15">Existen tres características principales que distinguen a un sistema de gestión empresarial:</text:p>
              <text:p text:style-name="P15"><text:soft-page-break/>- <text:span text:style-name="T8">Integración:</text:span> un sistema ERP integra todos lo procesos de la empresa, de tal forma que las considera como una serie de áreas que se relacionan entre sí, para conseguir una mayor eficacia reduciendo tiempo y costes.</text:p>
              <text:p text:style-name="P15">En un sistema ERP los datos se ingresan una sola vez, formando una base de datos centralizada y facilitando el flujo de información entre los diferentes módulos.</text:p>
              <text:p text:style-name="P15">- <text:span text:style-name="T8">Modularidad:</text:span> cada módulo <text:span text:style-name="T21">del</text:span> <text:span text:style-name="T21">sistema</text:span> ERP se corresponde con un área funcional de la empresa. Gracias a una base de datos centralizada, estos módulos comparten información entre sí, facilitando la adaptabilidad, personalización e integración. Es habitual que cada módulo utilice un software específico para su funcionalidad.</text:p>
              <text:p text:style-name="P15">-<text:span text:style-name="T8"> Adaptabilidad:</text:span> aunque las dos características anteriores; integración y modularidad facilitan la adaptabilidad a las necesidades de cada empresa, algunas veces para abaratar costes se utiliza una solución más genérica y se modifican algunos de los procesos para alinearlos al sistema ERP.</text:p>
              <text:p text:style-name="P15"/>
              <text:p text:style-name="P15">Como ya hemos mencionado, gracias a la modularidad y capacidad de integración de las funcionalidades de un sistema ERP, es fácilmente adaptable a las necesidades de cada empresa, <text:span text:style-name="T21">permitiendo una total configuración.</text:span></text:p>
              <text:p text:style-name="P15"/>
            </text:list-item>
            <text:list-item>
              <text:p text:style-name="P3">Requisitos de un sistema ERP.</text:p>
              <text:p text:style-name="P3"/>
              <text:p text:style-name="P16">Para la implantación con éxito de un sistema ERP se deben cumplir dos requisitos sin los cuales sería muy complicado asegurar su adecuada puesta en funcionamiento, e incluso la rentabilidad de proyecto:</text:p>
              <text:p text:style-name="P16">- <text:span text:style-name="T8">Análisis previo</text:span> definiendo los objetivos que se quieren conseguir, así como los recursos necesarios, coste total, necesidades de la organización; es decir, su alcance funcional, definiendo qué áreas de la empresa sufrirán la implantación y qué calendario de fechas seguirán.</text:p>
              <text:p text:style-name="P16">- <text:span text:style-name="T8">Proyecto propio de implantación</text:span> en el que se incluyan: desarrollos de software necesario, configuraciones, así como la formación necesaria de los empleados, entre los aspectos más importantes.</text:p>
              <text:p text:style-name="P16"/>
              <text:p text:style-name="P16"><text:soft-page-break/>Sin embargo, aparte de estos dos requisitos importantes, para asegurar el éxito total, será necesario un seguimiento y control estricto de todos los objetivos que inicialmente se habían definido, prestando especial atención a los elementos críticos para la rentabilidad del proyecto.</text:p>
              <text:p text:style-name="P16"/>
            </text:list-item>
            <text:list-item>
              <text:p text:style-name="P3">Ventajas e inconvenientes.</text:p>
              <text:p text:style-name="P3"/>
              <text:p text:style-name="P16">Frente al enfoque del desarrollo de aplicaciones a medida, una aplicación ERP es un programa estándar que contiene las funciones más habituales en todo tipo de empresas, y que permite ciertos niveles de configuración.</text:p>
              <text:p text:style-name="P16">Pero esta características tienen una serie de ventaja e inconvenientes:</text:p>
              <text:p text:style-name="P16"/>
              <text:p text:style-name="P40">Ventajas del uso de los ERP:</text:p>
              <text:p text:style-name="P16">- Permiten resolver problemas derivados del tratamiento de la información con los sistemas anteriores.</text:p>
              <text:p text:style-name="P16">- Aumentan la eficiencia corporativa.</text:p>
              <text:p text:style-name="P40"><text:span text:style-name="T17">- </text:span><text:span text:style-name="T18">Mejoran las relaciones entre empresas y agentes con los que interactúan en el mercado.</text:span></text:p>
              <text:p text:style-name="P17">- Facilitan el acceso de la información.</text:p>
              <text:p text:style-name="P40"><text:span text:style-name="T18">- </text:span><text:span text:style-name="T19">Permiten la reducción de costes empresariales, especialmente los relacionados con las operaciones de las tecnologías de información y comunicación en la empresa.</text:span></text:p>
              <text:p text:style-name="P18">- ¨Permiten mayor facilidad e la configuración de los sistemas de la empresa.</text:p>
              <text:p text:style-name="P18">- Mejoran el entrono de integración de todas sus acciones.</text:p>
              <text:p text:style-name="P18">- Constituyen una mejora en las herramientas para el tratamiento de la información.</text:p>
              <text:p text:style-name="P18"/>
              <text:p text:style-name="P41">Inconvenientes:</text:p>
              <text:p text:style-name="P19">- Se requieren recursos para la adquisición en implantación de un sistema ERP, como la consultoría previa y los costes de adaptación de las funcionalidades a medida. También existen los costes de actualizaciones y mantenimiento del sistema, una vez puesto en marcha.</text:p>
              <text:p text:style-name="P19"><text:soft-page-break/>- Requieren una nueva manera de hacer negocios, de trabajar y organizarse dentro de la empresa, por lo que es necesario estar preparados para afrontar positivamente estos cambios.</text:p>
              <text:p text:style-name="P19"/>
            </text:list-item>
          </text:list>
        </text:list-item>
        <text:list-item>
          <text:p text:style-name="P3">Manejo de las relaciones con los clientes.</text:p>
          <text:p text:style-name="P3"/>
          <text:p text:style-name="P19">Después de 1990 el resurgimiento de Internet, el e-commerce y la tecnología Web llevan a las compañías a cambiar su enfoque estratégico, en un principio orientado al producto, a enfocarlo al cliente para garantizar entre otras cosas su lealtad. Por otra parte los clientes se vuelven más exigentes y para satisfacerles se debe de conocer sus necesidades <text:span text:style-name="T22">antes de venderle un producto o servicio. Las herramientas tecnológicas que hacen posible realizar este proceso manejando grandes cantidades de información se denominan Customer Relationship Management, más conocidas como CRM.</text:span></text:p>
          <text:p text:style-name="P19"/>
          <text:p text:style-name="P20">Actualmente la industria del software para el Manejo de las Relaciones con el Cliente (CRM) está viva y creciendo con una buena penetración en el mercado. Sin embargo ,mientras que sistemas abiertos CRM de código libre han sido muy lentos en conseguir credibilidad, los sistemas CRM llamados <text:span text:style-name="T23">bajo demanda</text:span> o <text:span text:style-name="T23">software en línea</text:span><text:span text:style-name="T24">, han prosperado, y es que Internet es una herramienta esencial para potenciar la aplicación de los sistemas de gestión de clientes, incidiendo en los siguientes aspectos:</text:span></text:p>
          <text:p text:style-name="P43">- Disminuye los costes de interacción con los clientes.</text:p>
          <text:p text:style-name="P43">- Promueve cierta bidireccionalidad en la comunicación.</text:p>
          <text:p text:style-name="P43">- Consigue mayor eficacia y eficiencia de las acciones de comunicación.</text:p>
          <text:p text:style-name="P43"/>
          <text:p text:style-name="P20"><text:span text:style-name="T24">En definitiva, los sistemas de información globales hacia clientes o CRM se originan como consecuencia de una aplicación específica de ERP. Están enfocados a mantener, crear y potenciar las relaciones con los clientes de una empresa, apoyando así las políticas de marketing de una empresa.</text:span><text:span text:style-name="T25"> Los sistemas CRM pueden encontrarse como aplicaciones separadas o bien consitutir un módulo más del sistema ERP</text:span><text:span text:style-name="T24">.</text:span></text:p>
          <text:p text:style-name="P20"/>
          <text:list>
            <text:list-item>
              <text:p text:style-name="P3">Revisión de CRM actuales.</text:p>
              <text:p text:style-name="P20"><text:soft-page-break/>En la actualidad los sistemas globales de CRM se pueden dividir en:</text:p>
              <text:p text:style-name="P20">- <text:span text:style-name="T8">Aplicaciones electrónicas para los canales de distribución de la empresa:</text:span> proporcionando <text:s/>los canales de distribución las herramientas tecnológicas para mejorar y coordinar sus relaciones con los clientes.</text:p>
              <text:p text:style-name="P20">- <text:span text:style-name="T8">Centros de atención telefónica</text:span> (call centres)<text:span text:style-name="T8">: </text:span>facilitan ayuda telefónica para resolver problemas y dudas a los clientes.</text:p>
              <text:p text:style-name="P20">- <text:span text:style-name="T8">Autoservicio hacia los clientes:</text:span> proporciona una gestión directa de sus propios requerimientos.</text:p>
              <text:p text:style-name="P20">- <text:span text:style-name="T9">Gestión electrónica de las actividades que afectan a clientes y ventas:</text:span><text:span text:style-name="T26"> Proporciona información para conocer mejor las necesidades del cliente.</text:span></text:p>
              <text:p text:style-name="P20"/>
            </text:list-item>
            <text:list-item>
              <text:p text:style-name="P3">Características.</text:p>
              <text:p text:style-name="P3"/>
              <text:p text:style-name="P21">Como ya se ha comentado antes, las aplicaciones CRM tienen como cometido gestionar las diferentes formas en que la empresa trata con sus actuales y potenciales clientes. Entre ss principales características se pueden destacar: el facilitar tomar decisiones en tiempo real, incrementando la rentabilidad del cliente gracias a que obtienen una información muy útil a partir de datos complejos, es decir, pueden identificar fácilmente a los clientes que compran o que no están interesados y actuar en consecuencia.</text:p>
              <text:p text:style-name="P21"/>
              <text:p text:style-name="P21">Es muy importante que todos los sistemas estén integrados y que las bases de datos de los clientes estén unificadas. Gracias a esto, el sistema CRM podrá obtener información de diferentes áreas como la comercial, marketing, operaciones y administración de ventas, generando diferentes informes sobre su actividad.</text:p>
              <text:p text:style-name="P21"/>
              <text:p text:style-name="P21">En definitiva, los sistemas CRM fomentan las relaciones a largo plazo con los clientes, creando una nueva manera de vender que se traduce en aprovechar cualquier oportunidad para conquistar a los clientes. Además, facilitan la toma de decisiones referentes a inversiones, reduciendo la longitud de los ciclos de venta y, por último, permiten que el mismo usuario pueda hacer adaptaciones sin tener la necesidad de cambiar el código fuente.</text:p>
              <text:p text:style-name="P21"/>
            </text:list-item>
            <text:list-item>
              <text:p text:style-name="P3"><text:soft-page-break/>Ventajas e inconvenientes.</text:p>
              <text:p text:style-name="P3"/>
              <text:p text:style-name="P21">Entre las ventajas que pretenden alcanzar las aplicaciones de los CRM destacan:</text:p>
              <text:p text:style-name="P21"/>
              <text:p text:style-name="P21">- Reducir costes y mejorar ofertas.</text:p>
              <text:p text:style-name="P21">- Identificar los clientes potenciales que mayor beneficio generen para la empresa.</text:p>
              <text:p text:style-name="P21">- Mejorar la información del cliente.</text:p>
              <text:p text:style-name="P21">- Mejorar el servicio al cliente.</text:p>
              <text:p text:style-name="P21">- Personalizar y optimizar los procesos.</text:p>
              <text:p text:style-name="P21">- Aumentar la cuota de gasto de los clientes.</text:p>
              <text:p text:style-name="P21">- Localizar nuevas oportunidades de negocio.</text:p>
              <text:p text:style-name="P21">- Aumentar las tasas de retención de clientes.</text:p>
              <text:p text:style-name="P21">- Incremento de ventas.</text:p>
              <text:p text:style-name="P21"/>
              <text:p text:style-name="P21">Sin embargo, es muy importante destacar que para alcanzar el éxito en este tipo de proyectos se han de tener en cuenta la adaptación de los siguientes conceptos estratégicos en una empresa y el considerable esfuerzo que esto supone:</text:p>
              <text:p text:style-name="P21"/>
              <text:p text:style-name="P21">- <text:span text:style-name="T10">Estrategia: </text:span><text:span text:style-name="T27">debe estar en consonancia con las necesidades tácticas y operativas de la empresa, así como con su estrategia corporativa.</text:span></text:p>
              <text:p text:style-name="P22">- <text:span text:style-name="T10">Personas: </text:span><text:span text:style-name="T27">La formación del personal, así como la comunicación interna es imprescindible. La organización o la empresa debe de enfocarse al cliente, de manera que no basta con la implantación tecnológica del sistema, sino que debe existir un esfuerzo por el correcto uso de ella.</text:span></text:p>
              <text:p text:style-name="P22"><text:span text:style-name="T27">- </text:span><text:span text:style-name="T10">Procesos:</text:span><text:span text:style-name="T27"> Se requiere un esfuerzo para la nueva definición de los procesos de negocio y mejorar las relaciones con los clientes.</text:span></text:p>
              <text:p text:style-name="P22"><text:span text:style-name="T27">- </text:span><text:span text:style-name="T10">Tecnología:</text:span><text:span text:style-name="T27"> La solución tecnológica que se adopte no será siempre la misma , sino que dependerá de las necesidades de la empresa y principalmente de los recursos de los que se disponga.</text:span></text:p>
              <text:p text:style-name="P22"/>
            </text:list-item>
          </text:list>
        </text:list-item>
        <text:list-item>
          <text:p text:style-name="P3">Arquitectura de un sistema ERP.</text:p>
          <text:p text:style-name="P23"><text:soft-page-break/>Los elementos técnicos más importatnes en la estructura ERP son una <text:span text:style-name="T8">base de datos relacional</text:span> y una <text:span text:style-name="T8">arquitectura cliente-servidor</text:span>.</text:p>
          <text:p text:style-name="P23"/>
          <text:p text:style-name="P23">Las arquitecturas cliente-servidor se utilizan para operar con los servicios del sistema. Esta arquitectura consiste en que los clientes solicitan servicios al servidor cuando no pueden realizarlos por sí mismos, como por ejemplo, acceso a los datos de un repositorio o base de datos.</text:p>
          <text:p text:style-name="P23"/>
          <text:p text:style-name="P23">Los clientes se comunicarán con el servidor mediante red corporativa o Internet, solicitando principalmente, consultas a la case de datos. El servidor o servidores realizarán funciones de administración de periféricos y control de acceso a la base de datos compartida.</text:p>
          <text:p text:style-name="P23"/>
          <text:p text:style-name="P23">El modelo relacional es el más utilizado en los sistemas gestores de base de datos, respondiendo al requerimiento de cada una de las aplicaciones que desean revisar, actualizar o eliminar los datos que tienen almacenados.</text:p>
          <text:p text:style-name="P23"/>
          <text:list>
            <text:list-item>
              <text:p text:style-name="P3">Estructura funcional.</text:p>
              <text:p text:style-name="P3"/>
              <text:p text:style-name="P23">Desde una perspectiva funcional, los sistemas ERP están diseñados de forma modular y cada organización o empresa determina qué módulos implantará.</text:p>
              <text:p text:style-name="P23"/>
              <text:p text:style-name="P23">La base de datos que compone el sistema ERP trabaja por un lado captando información que proviene de diferentes aplicaciones, y por otro, entregando desde sus repositorios la información necesaria para apoyar las diferentes funciones de la empresa.</text:p>
              <text:p text:style-name="P23"/>
              <text:p text:style-name="P24">En relación a los módulos o aplicaciones, cada una tiene una funcionalidad diferente, pero lo realmente interesante es que existe <text:span text:style-name="T28">una integración entre todas por medio de los datos contenidos en los repositorios de la base de datos.</text:span></text:p>
              <text:p text:style-name="P24"/>
              <text:p text:style-name="P25">Dependiendo de los procesos de negocios que se apoyen, los sistemas ERP se pueden clasificar en:</text:p>
              <text:p text:style-name="P24"><text:soft-page-break/>- <text:span text:style-name="T11">Proceso de manufactura</text:span><text:span text:style-name="T28"> que apoyan compras, gestión de inventario, planificación de producción y manutención de planta y equipamiento.</text:span></text:p>
              <text:p text:style-name="P24">- <text:span text:style-name="T11">Procesos de venta y marketing</text:span><text:span text:style-name="T28"> incorporando herramientas para gestión y planificación de ventas, así como aplicaciones para procesamiento de órdenes de venta y facturación y/o servicios.</text:span></text:p>
              <text:p text:style-name="P24">- <text:span text:style-name="T11">Procesos financieros y contables</text:span><text:span text:style-name="T28"> con aplicaciones relacionadas con gestión y presupuesto de flujos financieros, contabilidad y generación de informes financieros. Así mismo, este grupo de aplicaciones apoyan las actividades asociadas tanto a cuentas a pagar como a cuentas a cobrar y costes de producción.</text:span></text:p>
              <text:p text:style-name="P24">- <text:span text:style-name="T11">Procesos de recursos humanos</text:span><text:span text:style-name="T28"> con aplicaciones relacionadas con registro del personal, control de tiempos, cálculo de remuneraciones y contabilización de beneficios entre otros.</text:span></text:p>
              <text:p text:style-name="P24"/>
            </text:list-item>
            <text:list-item>
              <text:p text:style-name="P3">Extensiones.</text:p>
              <text:p text:style-name="P3"/>
              <text:p text:style-name="P25">Además de las funciones ya vistas, los ERP pueden tener funcionalidades adicionales como:</text:p>
              <text:p text:style-name="P25"/>
              <text:p text:style-name="P25">- <text:span text:style-name="T8">CRM</text:span> (Customer Relationship Management) o administración basada en la relación con los clientes, como ya se ha visto con más detalle en apartados anteriores.</text:p>
              <text:p text:style-name="P25">- <text:span text:style-name="T8">HCM</text:span> (Human Capital Management) o gestión del Capital Humano que tiene como objetivo llevar un mayor control de nuestros empleados conociendo su rendimiento, entre otros factores, permitiendo así automatizar al máximo el departamento de Recursos Humanos.</text:p>
              <text:p text:style-name="P25">- <text:span text:style-name="T8">SCM </text:span>(Suply Chain Management) <text:span text:style-name="T29">o administración de la cadena de suministro, controlando eficientemente las operaciones de la cadena de suministro.</text:span></text:p>
              <text:p text:style-name="P25">- <text:span text:style-name="T12">PLM</text:span><text:span text:style-name="T29"> (Product Lifecycle Management) o gestion de la vida del producto, intentando controlar todo el proceso de fabricación de productos desde la introducción al mercado hasta su lanzamiento y posterior evolución, poniendo en contacto las personas y documentos relacionadas con el desarrollo de un producto en concreto.</text:span></text:p>
              <text:p text:style-name="P25"/>
            </text:list-item>
          </text:list>
        </text:list-item>
        <text:list-item>
          <text:p text:style-name="P3"><text:soft-page-break/>Software compatible. Configuración.</text:p>
          <text:p text:style-name="P3"/>
          <text:p text:style-name="P26">Existen tres factores que siempre se tienen en cuenta cuando se trata de adoptar el mejor sistema operativo para la implantación de un ERP:</text:p>
          <text:p text:style-name="P26"/>
          <text:p text:style-name="P26">- <text:span text:style-name="T8">Experiencia</text:span> o anteriores prácticas que haya tenido la empresa con otros sistemas operativos.</text:p>
          <text:p text:style-name="P26">-<text:span text:style-name="T8"> Disponibilidad</text:span> de servicios que el sistema operativo ofrece al ERP.</text:p>
          <text:p text:style-name="P26">- <text:span text:style-name="T8">Coste</text:span> de la inversión a realizar al adoptar el nuevo sistema operativo.</text:p>
          <text:p text:style-name="P26"/>
          <text:p text:style-name="P26">En general el sistema operativo debe ser tratado como un soporte al ERP y no lo contrario, pero en la realidad su elección es una cuestión estratégica de la empresa, y está influenciada por el equipamiento elegido y los ya instalados.</text:p>
          <text:p text:style-name="P26"/>
          <text:p text:style-name="P26">Aunque existen varias opiniones al respecto del sistema operativo a escoger, esta decisión siempre debe tomarse tras un detallado análisis sobre el requerimiento del sistema ERP, en función del tamaño de la compañía en cuestión y de la amplitud del proyecto a implantar, es decir, si este estudio, por la complejidad del proyecto, recomienda usar varias plataformas, esta será entonces la mejor orientación.</text:p>
          <text:p text:style-name="P26"/>
          <text:list>
            <text:list-item>
              <text:p text:style-name="P3">Sistemas operativos libres o propietarios.</text:p>
              <text:p text:style-name="P3"/>
              <text:p text:style-name="P27">Originalmente Unix era el sistema operativo preferido para la instalación de paquetes de gestión, ya que proporcionaban más seguridad y procesamiento a gran escala, con menos fallos, pero Microsoft después de la versión 2000 evolucionó y se adecuó mucho más a las exigencias de procesamiento, siendo hoy en día una opción más, aunque propietaria, para instalar un sistema ERP.</text:p>
              <text:p text:style-name="P27"/>
              <text:p text:style-name="P27">Aún así, siempre debe hacerse una evaluación minuciosa del sistema operativo teniendo en cuenta la plataforma de hardware más indicada para la compañía.</text:p>
              <text:p text:style-name="P27"/>
              <text:p text:style-name="P27">Con respecto a Linux, medio hermano de Unix, y siendo un sistema operativo de desarrollo abierto, es hoy una opción para el procesamiento de aplicaciones, inclusive en grandes empresas. Su principal aspecto positivo es la reducción de <text:soft-page-break/>costos de las licencias, sin embargo, el soporte no tiene la amplitud y la experiencia de las compañías que trabajan con Windows o Unix.</text:p>
              <text:p text:style-name="P27"/>
              <text:p text:style-name="P27">La implementación de un sistema ERP no debe condicionar la elección de un nuevo sistema operativo para la compañía, ya que siempre es preferible un ambiente seguro y probado por la empresa.</text:p>
              <text:p text:style-name="P28"/>
            </text:list-item>
            <text:list-item>
              <text:p text:style-name="P3">Sistemas Gestores de bases de datos.</text:p>
              <text:p text:style-name="P3"/>
              <text:p text:style-name="P29">Las bases de datos más indicadas para operar con ERP dependen en gran medida del gusto del cliente, más que de una compatibilidad entre los sistemas, aunque pueden existir excepciones, ya que el desarrollo de algunas soluciones puede obligar a cumplir ciertos requisitos en la relación del sistema con la base de datos.</text:p>
              <text:p text:style-name="P29"/>
              <text:p text:style-name="P29">En la actualidad, los fabricantes más importantes en el mercado de bases de datos como IBM, Oracle o Microsoft, tienen compatibilidad garantizada con todos los sistemas ERP aunque conviene resaltar que, siempre será más conveniente adecuar las bases de datos al paquete de gestión y no a la inversa.</text:p>
              <text:p text:style-name="P29"/>
              <text:p text:style-name="P29">En definitiva, gracias a la correcta integración de la base de datos en el sistema de gestión, permitiendo que las informaciones le sean introducidas una única vez y en tiempo real, éste puede estandarizarlas y distribuirlas por todas las partes del sistema con las que está relacionado. Así por ejemplo, cuando se da una orden de compra, comienza a fluir información para otros módulos y bases de datos tales como: manufacturas, stock de piezas, etc., realizándose un exhaustivo seguimiento, hasta que finaliza al realizarse el pago d ella factura, y lo más importante de todo es que este proceso se realiza si superposición de información.</text:p>
              <text:p text:style-name="P29"/>
            </text:list-item>
            <text:list-item>
              <text:p text:style-name="P3">Configuración de la plataforma.</text:p>
              <text:p text:style-name="P3"/>
              <text:p text:style-name="P29">La configuración de la plataforma donde instalemos nuestro sistema ERP siempre variará en función del tipo y del sistema operativo donde funcione.</text:p>
              <text:p text:style-name="P29"><text:soft-page-break/>En la mayoría de los casos los sistemas ERP correrán sobre una plataforma cliente-servidor, aunque esto no quita que el sistema pueda estar integrado en un Servidor Web, o que pueda utilizar tecnología SaaS.</text:p>
              <text:p text:style-name="P29"/>
              <text:p text:style-name="P29">Independientemente del sistema operativo que tengamos instalado en nuestra empresa, o que decidamos utilizar para implementar nuestro ERP Windows o Linux, básicamente siempre tenemos que tener en cuenta lo siguiente:</text:p>
              <text:p text:style-name="P29"/>
              <text:p text:style-name="P29">- Disponer de una máquina con prestaciones de servidor donde inicialmente instalaremos nuestro ERP.</text:p>
              <text:p text:style-name="P29">- Instalar nuestra base de datos y conectarla con nuestro ERP.</text:p>
              <text:p text:style-name="P29">- Instalar los módulos necesarios ERP que hayamos decidido adquirir.</text:p>
              <text:p text:style-name="P29">- Configurar los diferentes clientes para que accedan al servidor y que puedan realizar sus peticiones al sistema ERP.</text:p>
              <text:p text:style-name="P29"/>
            </text:list-item>
            <text:list-item>
              <text:p text:style-name="P3">Verificación de la instalación y configuración de los sistemas operativos y de gestión de datos.</text:p>
              <text:p text:style-name="P30">Antes de proceder a la instalación de un sistema ERP debemos disponer de un sistema operativo instalado en nuestro equipo, generalmente destinado a ser un servidor por lo que los sistemas operativos de servidor pueden ser Linux(Red Hat, Debian, etc.), UNIX(FreeBSD, Solaris, etc.) y Windows(Server).</text:p>
              <text:p text:style-name="P30">Así que lo primero que tenemos que decidir es un sistema operativo de todos los que recomienda el fabricante, que no tiene porqué ser siempre un sistema operativo para servidor.</text:p>
              <text:p text:style-name="P30">Después de esto, como ya hemos comentado en el apartado anterior, uno de os puntos importantes para poder instalar un sistema ERP es disponer de una base de datos instalada y configurada. Esta base de datos será la que utilice nuestro sistema ERP, por ello cada sistema podrá requerir una base de datos diferente. Debido a la gran variedad de ERP existentes en el mercado y a los diferentes requerimientos de cada uno de ellos, sería imposible tratar todos en un solo apartado, pero si podemos dar unas pautas generales, basándonos en los sistemas más usuales y principalmente, en los de software libre, ya que tendrás más facilidad de conseguirlos y practicar con ellos. Las instalaciones suelen estar muy automatizadas, pero en todas siempre nos vana solicitar la <text:soft-page-break/>ubicación de la base de datos, un usuario, una contraseña para el administrador y un puerto para las comunicaciones.</text:p>
              <text:p text:style-name="P30"/>
            </text:list-item>
          </text:list>
        </text:list-item>
        <text:list-item>
          <text:p text:style-name="P3">Elección de un sistema ERP.</text:p>
          <text:p text:style-name="P30">Hemos visto como en el mercado de los ERP existen gran cantidad de iniciativas privadas y de software libre. Dado el gran abanico de soluciones nos surgen las siguientes preguntas: ¿Qué sistemas son mejores? ¿Cuáles ofrecen mayor calidad a un coste aceptable?</text:p>
          <text:p text:style-name="P30">Las empresas hoy en día se mueven en un entorno complejo con un alto nivel de competitividad y donde la información constituye un gran valor diferencial. La revolución de las nuevas tecnologías ha creado un mundo donde nuestros hábitos y costumbres se han visto modificados en el desencadenamiento de lo que podríamos denominar un gran mercado mundial de consumo.</text:p>
          <text:p text:style-name="P30">En este mundo de globalización, las empresas están abocadas a la mejora continua de sus procesos de gestión, para facilitar una mejor respuesta a sus clientes, para reducir los plazos de entrega, controlar el inventario de sus productos, etc.</text:p>
          <text:p text:style-name="P30">Es ahí donde surgen los <text:span text:style-name="T8">Sistemas de planificación de Recursos Empresariales (ERP), </text:span>cuyo objetivo es proporcionar una gestión integrada y flexible de todos los recursos empresariales:</text:p>
          <text:p text:style-name="P30">- <text:span text:style-name="T8">Integrada</text:span>, porque el resultado de un proceso conlleva el inicio de otro, todo ello bajo una base de datos común mantenida por un sistema de administración de bases de datos. Por ejemplo, <text:span text:style-name="T30">la oportunidad de un nuevo cliente dará lugar a la realización de un pedido, que posteriormente se convertirá en una factura. En las empresas tradicionales muchas veces estos procesos no se hayan conectados, lo que da lugar a duplicidad de la información e incongruencias en los datos.</text:span></text:p>
          <text:p text:style-name="P30">- <text:span text:style-name="T13">Flexible</text:span><text:span text:style-name="T30">, porque se basan en los flujos de trabajo de la empresa, en contraposición a los programas cerrados con menos posibilidades de adaptación.</text:span></text:p>
          <text:p text:style-name="P31">Por todo ello, las respuestas a las preguntas que nos hacíamos al principio vendrán dadas por la evaluación de los sistemas disponibles y el nivel de integración y flexibilidad de que dispongan. En base a ello, la empresa podrá tomar las decisiones más adecuadas que afectarán a su actividad operacional y a sus procesos de negocio.</text:p>
          <text:p text:style-name="P31"><text:soft-page-break/>En la actualidad, la planificación de recursos empresariales se encuentra en un proceso de evolución constante, pudiendo encontrar alternativas bajo licencia de software libre que constituyen una referencia importante, frente a la oferta de las grandes multinacionales como SAP u Oracle.</text:p>
          <text:p text:style-name="P32"/>
          <text:list>
            <text:list-item>
              <text:p text:style-name="P3">El software libre en el mercado de los ERP.</text:p>
              <text:p text:style-name="P3"/>
              <text:p text:style-name="P31">El negocio del software de planificación empresarial tradicionalmente ha estado manejado por las grandes empresas del sector de software privativo. La oferta de servicios de estas empresas se compone de un pago por la licencia o licencias del software ERP, más los costes asociados de implantación y adaptación del software a las necesidades del cliente.</text:p>
              <text:p text:style-name="P31"/>
              <text:p text:style-name="P31">Con la aparición del software libre, el modelo de negocio de las empresas proveedoras de software se ha visto modificado. Con este nuevo modelo, los clientes se ahorran el pago de la licencia, puesto que no se vende un software sino que se ofrecen unos servicios por su implantación.</text:p>
              <text:p text:style-name="P31"/>
              <text:p text:style-name="P31">En el <text:span text:style-name="T8">software libre</text:span> los <text:span text:style-name="T8">proveedores</text:span> pueden ser profesionales independientes (freelance) o empresas consultoras. Los servicios se ofrecen bajo un mantenimiento anual por usuario o puesto instalado, o bien simplemente cobrando las horas trabajadas.</text:p>
              <text:p text:style-name="P31"/>
              <text:p text:style-name="P31">La <text:span text:style-name="T8">actualización del software</text:span> o corrección de errores en el caso del software privativo, queda garantizado por un contrato de mantenimiento, más o menos elevado, que le asegura al cliente que ese error va a ser subsanado por parte de la empresa propietaria del software, o que se van a incorporar periódicamente mejoras al software. En el caso del software libre, no existe una garantía como tal, ya que <text:span text:style-name="T31">no se paga por el software, y es necesario esperar a que la comunidad de desarrolladores o desarrolladoras del producto reporte ese error y sea subsanado, en un plazo de tiempo no determinado.</text:span></text:p>
              <text:p text:style-name="P31"/>
              <text:p text:style-name="P33">La <text:span text:style-name="T8">libertad de acceder y modificar el software</text:span>, así como la reducción de costes de licencia, son dos de los motivos principales que pueden llevar a una <text:soft-page-break/>empresa a adoptar una solución ERP de software libre frente al software propietario.</text:p>
              <text:p text:style-name="P33"/>
              <text:p text:style-name="P33">En nuestro caso, la utilización de software libre nos va a permitir hacer uso de a aplicación sin pagar ningún coste por la licencia. Por otra parte, existe gran cantidad de información en foros y comunidades de usuarios, lo cual supone una importante ayuda a la hora de comprender el funcionamiento de estas aplicaciones y de resolver las dudas que tengamos.</text:p>
              <text:p text:style-name="P33"/>
              <text:p text:style-name="P33">Dentro de los ERP de software libre existe una gran cantidad de aplicaciones que aportan soluciones a nivel de planificación empresarial. Entre ellas, podemos destacar <text:span text:style-name="T8">Openbravo</text:span>, que es una iniciativa de origen español y <text:span text:style-name="T8">OpenERP</text:span>, ahora denominado Odoo de origen belga y que se caracteriza por tener una gran cantidad de módulos disponibles.</text:p>
              <text:p text:style-name="P33"/>
              <text:p text:style-name="P42">Debes conocer</text:p>
              <text:p text:style-name="P42"><text:span text:style-name="T17">OpenERP fue creado en el año 2005 por un joven informático belga llamado Fabien Pinckaers, conocido como el nuevo Bill Gates. Muchos se sorprendieron de que creara un programa de estas características y lo dejar de forma gratuita en Internet, mientras otras empresas venden sus productos a precios desorbitantes.</text:span></text:p>
              <text:p text:style-name="P42"><text:span text:style-name="T17"/></text:p>
              <text:p text:style-name="P34">El modelo de negocio de Odoo está basado en los servicios prestados en torno al software, tiene colaboradores en muchos países y su facturación se mide en millones de euros.</text:p>
              <text:p text:style-name="P34"/>
            </text:list-item>
            <text:list-item>
              <text:p text:style-name="P3">ERP de software libre.</text:p>
              <text:p text:style-name="P3"/>
              <text:p text:style-name="P34">En el apartado anterior hemos destacado como ERP de software libre Openbravo y Odoo. A continuación vamos a hacer un repaso de cómo surgieron estas iniciativas y a destacar algunos datos importantes sobre ellas.</text:p>
              <text:p text:style-name="P34"/>
              <text:p text:style-name="P34"><text:span text:style-name="T33">Openbravo ERP</text:span> inicialmente surgió del trabajo desarrollado por dos profesores de la Universidad de Navarra. El proyecto que al principio estaba más dirigido a <text:soft-page-break/>la creación de una aplicación Web, finalmente desembocó en el nacimiento de un nuevo ERP. Más tarde, la aportación de subvenciones de distinta índole y la participación de grandes empresas, hizo que el proyecto se extendiera a nivel internacional.</text:p>
              <text:p text:style-name="P34"/>
              <text:p text:style-name="P34">Openbravo es una aplicación de código abierto de planificación de recursos empresariales. Utiliza una arquitectura cliente/servidor web y está escrita en Java. Se ejecuta sobre un servidor Web y ofrece soporte para las bases de datos Oracle y PostgreSQL.</text:p>
              <text:p text:style-name="P34"/>
              <text:p text:style-name="P34">Openbravo consta de dos versiones:</text:p>
              <text:p text:style-name="P34"/>
              <text:p text:style-name="P34">- Openbravo Community Edition, libre y gratuita desde la que no se puede acceder a los módulos comerciales. Versión bajo licencia OBPL.</text:p>
              <text:p text:style-name="P34">- Openbravo Network Editio<text:span text:style-name="T32">n</text:span>, versión bajo licencia OBCL que proporciona actualizaciones de código y en la que sí se pueden instalar módulos comerciales.</text:p>
              <text:p text:style-name="P34"/>
              <text:p text:style-name="P35">Openbravo nos ofrece dos soluciones:</text:p>
              <text:p text:style-name="P35"/>
              <text:p text:style-name="P35">- Suite de comercio Openbravo: Solución de comercio para minoristas.</text:p>
              <text:p text:style-name="P35">- Suite de negocio Openbravo (ERP): Solución global para empresa. Nosotros nos centraremos en este producto.</text:p>
              <text:p text:style-name="P35"/>
              <text:p text:style-name="P35">Para probar cada producto el proveedor nos ofrece diferentes alternativas:</text:p>
              <text:p text:style-name="P35"/>
              <text:p text:style-name="P35">- Tour guiado: Recomendado como primer paso.</text:p>
              <text:p text:style-name="P35">- Prueba online: El siguiente paso.</text:p>
              <text:p text:style-name="P35">- Descarga del producto y puesta en funcionamiento en nuestro equipo.</text:p>
              <text:p text:style-name="P35"/>
              <text:p text:style-name="P35"><text:span text:style-name="T34">Odoo (anteriormente llamado OpenERP)</text:span> lo creó la compañía Tiny SPRL Bélgica, fruto de un proyecto inicial llamado TinyERP. Su lema es resolver problemas complejos haciendo uso de soluciones sencillas. Está escrita en Phyton y la base de datos utilizada es PostgreSQL.</text:p>
              <text:p text:style-name="P35"><text:soft-page-break/>Tanto Odoo como Openbravo son dos buenas alternativas para empezar a conocer el mundo de los ERP. Ambas aplicaciones disponen de instaladores para Windows y Linux, nosotros utilizaremos tanto los sistemas operativos Linux (en particular Ubuntu) como Windows. Ubuntu (que se distribuye bajo licencia GNU/GPL) nos facilitará la tarea de instalación de estos programas, ya que los paquetes se encuentran incluidos en los repositorios de este sistema operativo.</text:p>
              <text:p text:style-name="P35"/>
            </text:list-item>
          </text:list>
        </text:list-item>
        <text:list-item>
          <text:p text:style-name="P3">Instalación y configuración del sistema ERP.</text:p>
          <text:p text:style-name="P35">¿Qué tareas deben llevarse a cabo en el proceso de instalación y configuración de un sistema ERP/CRM? Para conocerlas bien lo mejor es llevar al terreno práctico la instalación de estos ERP, es decir, instalarlo nosotros u posteriormente configurarlo, y adentrarnos en ellos para conocer su funcionamiento. En los siguientes apartados te damos algunas indicaciones para hacerlo, si bien es cierto que dependerá mucho del sistema operativo y del tipo de instalación que elijas.</text:p>
          <text:p text:style-name="P35"/>
          <text:p text:style-name="P35">En general, las tareas implicadas en un proceso de instalación e implantación de un ERP son las siguientes:</text:p>
          <text:p text:style-name="P35"/>
          <text:p text:style-name="P35">- <text:span text:style-name="T8">Diseño de la instalación.</text:span> <text:span text:style-name="T35">Previo a la instalación deberá realizarse un estudio de las necesidades de la empresa y cómo serán resueltas por la aplicación ERP: tablas que es preciso adaptar, datos, formulario e informes que se requieren, etc.</text:span></text:p>
          <text:p text:style-name="P35">- <text:span text:style-name="T14">Instalación de equipos servidores y clientes.</text:span><text:span text:style-name="T35"> Será necesaria la instalación, revisión y/o actualización del hardware de la empresa, de manera que cumpla los requisitos mínimos necesarios. En ocasiones, la empresa puede optar por contratar los servicios SaaS de una empresa externa y acceder a los recursos que esta le proporciona.</text:span></text:p>
          <text:p text:style-name="P35">- <text:span text:style-name="T14">Instalación del software.</text:span><text:span text:style-name="T35"> Instalación tanto de la aplicación ERP como del software que ésta necesite para su correcto funcionamiento.</text:span></text:p>
          <text:p text:style-name="P35">- <text:span text:style-name="T14">Adaptación y configuración del programa.</text:span><text:span text:style-name="T35"> Una vez instalado, será necesaria la configuración del software y su adaptación a la empresa cliente.</text:span></text:p>
          <text:p text:style-name="P35">- <text:span text:style-name="T14">Migración de datos.</text:span><text:span text:style-name="T35"> Este proceso es de gran importancia para la empresa, pues los datos son imprescindibles para su buen funcionamiento: clientes y proveedores, contabilidad, facturación, son datos muy importantes y de gran volumen. En </text:span><text:soft-page-break/><text:span text:style-name="T35">ocasiones serán necesarios procesos manuales si no existe forma de automatizar el traspaso de datos del sistema antiguo a la nueva aplicación ERP.</text:span></text:p>
          <text:p text:style-name="P35">- <text:span text:style-name="T14">Realización de pruebas.</text:span><text:span text:style-name="T35"> La instalación del software puede conllevar un periodo de transición en el que coexistirá la solución ERP con la solución antigua de gestión de la empresa. Este periodo de transición comprenderá la realización de pruebas del nuevo aplicativo, y la migración de datos del software antiguo al nuevo. En cualquier caso, será necesario verificar mediante las pruebas necesarias que la solución ERP funciona correctamente y los resultados son satisfactorios.</text:span></text:p>
          <text:p text:style-name="P35">- <text:span text:style-name="T14">Documentación del sistema.</text:span><text:span text:style-name="T35"> En esta fase se deben realizar los documentos y manuales necesarios y su puesta a disposición ante la organización, mediante los medios de difusión interna que disponga: tablón de anuncios, correo electrónico, Intranet, etc.</text:span></text:p>
          <text:p text:style-name="P35"><text:s/>- <text:span text:style-name="T14">Formación de usuarios.</text:span><text:span text:style-name="T35"> Esta etapa comprende la formación de los usuarios sobre la utilización del ERP, que podrá conllevar una formación inicial para los responsables del proyecto y una formación para los usuarios finales.</text:span></text:p>
          <text:p text:style-name="P35"/>
          <text:list>
            <text:list-item>
              <text:p text:style-name="P3">Tipos de instalación. Monopuesto. Cliente/Servidor.</text:p>
              <text:p text:style-name="P3"/>
              <text:p text:style-name="P36">Los tipos de instalación en un sistema ERP/CRM dependerán de la plataforma en la que se van a instalar los programas y del ERP con el que trabajemos. Los más habituales son los siguientes:</text:p>
              <text:p text:style-name="P36"/>
              <text:p text:style-name="P36">- <text:span text:style-name="T8">Instalación mediante máquina virtual.</text:span> La aplicación y programas necesarios para su funcionamiento se proporcionan en una máquina virtual lista para ejecutarla. Esta opción no es apta para un entorno de producción, y se utiliza normalmente para hacer una primera evaluación del producto.</text:p>
              <text:p text:style-name="P36">- <text:span text:style-name="T8">Instalación de paquetes bajo entorno gráfico.</text:span> En este caso las aplicaciones se instalan mediante el entorno gráfico del sistema operativo, utilizando asistentes que instalan y resuelven las dependencias entre paquetes. Este tipo de instalación puede utilizarse en entornos de producción, pero hay que tener en cuenta que los paquetes pueden no estar actualizados a la última versión.</text:p>
              <text:p text:style-name="P36">- <text:span text:style-name="T8">Instalación personalizada.</text:span> Si queremos instalar una versión más reciente de la aplicación, existe la posibilidad de descargarnos los paquetes fuente desde la página web que los contenga, e instalarlos mediante comandos. Ello permite un <text:soft-page-break/>mayor control sobre los programas que se instalan y las dependencias entre ellos, aunque suele ser un proceso más complejo que la instalación bajo entorno gráfico.</text:p>
              <text:p text:style-name="P36">- <text:span text:style-name="T8">No instalar y acceder a la aplicación on-line.</text:span> Algunos ERP incluyen la posibilidad de acceder a demostraciones <text:span text:style-name="T36">online del producto, de manera que no es necesario instalar nada, ya que nos conectamos a un servidor en Internet que tiene todos los datos y programas de la aplicación. Esta opción es utilizada por los proveedores de ERP que ofrecen el servicio SaaS.</text:span></text:p>
              <text:p text:style-name="P36"/>
              <text:p text:style-name="P37">Por otra parte, los ERP pueden trabajar de dos formas: mediante una aplicación de escritorio común y corriente que se ejecutará desde un menú, o bien utilizar una aplicación web, a través del mismo navegador que utilizamos para conectarnos a Internet. En cualquiera de los dos casos será necesario indicar a qué servidor nos queremos conectar. Existen dos opciones:</text:p>
              <text:p text:style-name="P37"/>
              <text:p text:style-name="P37">- <text:span text:style-name="T8">Monopuesto.</text:span> Cuando la base de datos, los programas necesarios para que funcione la aplicación y el ordenador donde se ejecuta la aplicación cliente se encuentran en el mismo equipo. En este caso nos conectaremos indicando la dirección localhost, refiriéndonos a que nos conectamos con nuestro propio equipo.</text:p>
              <text:p text:style-name="P37">- <text:span text:style-name="T8">Cliente/Servidor. </text:span>Utilizamos el modelo cliente-servidor cuando el ordenador donde se ejecuta la aplicación cliente es distinto del ordenador donde están almacenados los datos y donde se ejecutan los programas. Este equipo se dice que es el servidor, porque es el ordenador que provee los servicios necesarios al cliente. En este caso, en lugar de localhost deberemos indicar la dirección IP de servidor al que nos queremos conectar.</text:p>
              <text:p text:style-name="P37"/>
            </text:list-item>
            <text:list-item>
              <text:p text:style-name="P3">Procesos de instalación del sistema.</text:p>
              <text:p text:style-name="P38">Hemos visto que una empresa a la hora de implantar un sistema ERP puede decantarse por utilizar un servicio SaaS. ¿Es necesario en ese caso llevar a cabo un proceso de instalación en la empresa? Efectivamente no, ya que todo lo proporciona el proveedor externo. En caso contrario, será necesario instalar el sistema ERP en la empresa, y vamos a ver cómo se realizaría.</text:p>
              <text:p text:style-name="P38"><text:soft-page-break/>El proceso de instalación depende de la plataforma con la que esté trabajando la empresa: Windows, Linux, etc. La instalación en estos casos es similar, salvando las diferencias propias del sistema operativo. Generalmente, en plataformas Windows se ofrecerá un archivo autoinstalable y en Linux se podrá acceder a varios ERP de software libre a través de los repositorios de las distintas distribuciones.</text:p>
              <text:p text:style-name="P38"/>
              <text:p text:style-name="P38">Es conveniente escoger la última versión del sistema operativo, de esta manera nos aseguraremos de que la versión de los ERP también será la más actual y, por tanto, poseerá una funcionalidad mejorada con respecto a las anteriores. En entornos de producción se recomienda utilizar una versión del sistema operativo que tenga un mayor tiempo de soporte, siempre y cuando no suponga ningún inconveniente utilizar una versión del ERP menos reciente.</text:p>
              <text:p text:style-name="P38"/>
              <text:p text:style-name="P38">Antes de instalar estas aplicaciones deberemos asegurarnos que están activados todos los repositorios necesarios, sino es posible que se creen dependencias entre paquetes sin resolver, o incluso que no se encuentre disponible ninguna aplicación ERP para instalar.</text:p>
              <text:p text:style-name="P38"/>
              <text:p text:style-name="P38">En la mayoría de los casos la aplicación ERP se instalará en modo asistido, siendo necesaria una intervención mínima por nuestra parte. El proceso de instalación conllevará las siguientes tareas:</text:p>
              <text:p text:style-name="P38"/>
              <text:p text:style-name="P38">- Instalación del ERP.</text:p>
              <text:p text:style-name="P38">- Instalación y configuración del servidor de bases de datos que contendrá la información de la empresa.</text:p>
              <text:p text:style-name="P38">- Instalación de los servicios de acceso para los clientes.</text:p>
              <text:p text:style-name="P38"/>
              <text:p text:style-name="P39">Para dar acceso al sistema a los clientes, podremos optar por utilizar un servidor web, de forma que los clientes accedan al ERP con un navegador web estándar que tiene cualquier ordenador, indicando la dirección IP del servidor para las instalaciones Cliente/Servidor o localhost para instalaciones Monopuesto. Otra opción es utilizar una aplicación de escritorio, que será necesario instalar en cada ordenador cliente. En ocasiones, el ERP contiene <text:soft-page-break/>ambas aplicaciones, con lo cual se podrá elegir la opción que más convenga según las necesidades del entorno de producción.</text:p>
              <text:p text:style-name="P39"/>
            </text:list-item>
            <text:list-item>
              <text:p text:style-name="P3">Parámetros de configuración: descripción, tipología y uso.</text:p>
              <text:p text:style-name="P39">Tras la instalación de una aplicación <text:s/>se lleva a cabo el proceso de configuración. El proceso de configuración consiste en la modificación o establecimiento de algunos parámetros con objeto de garantizar el correcto funcionamiento del sistema. En ocasiones puede requerir la instalación de nuevos módulos en la aplicación.</text:p>
              <text:p text:style-name="P39">Dentro de los parámetros a configurar en un sistema ERP podemos considerar los siguientes:</text:p>
              <text:p text:style-name="P39">- <text:span text:style-name="T8">Conexión con servidores.</text:span> Parámetros de configuración del programa cliente para la conexión al servidor donde se encuentra la aplicación. El servidor puede ser el mismo equipo, estar situado en otro equipo dentro de la misma red local que el cliente, o bien ser un equipo remoto fuera de la red.</text:p>
              <text:p text:style-name="P39">- <text:span text:style-name="T8">Acceso a la base de datos.</text:span> Parámetros para el acceso a los datos del sistema de gestión de base de datos utilizado. Al igual que en el caso anterior, el servidor puede ser local o remoto.</text:p>
              <text:p text:style-name="P39">- <text:span text:style-name="T8">Configuración del idioma.</text:span> Cambiar la configuración de menús y demás elementos de la aplicación para que aparezcan en el idioma deseado. Esto puede hacer mediante la modificación de ciertos archivos de configuración, o bien mediante la instalación del correspondiente módulo de idioma.</text:p>
              <text:p text:style-name="P39">- <text:span text:style-name="T15">Archivos de localización del país.</text:span><text:span text:style-name="T37"> Los archivos de localización del país son aquellos archivos o módulos específicos que adaptan el sistema a las leyes y necesidades de cada país, por ejemplo, los archivos de localización española entre otros elementos incluyen el Plan General Contable español.</text:span></text:p>
              <text:p text:style-name="P44">Empezando con Openbravo</text:p>
              <text:p text:style-name="P44"><text:span text:style-name="T38">Para trabajar con Openbravo, la compañía proporciona diferentes appliance o paquetes software preparados para su utilización, facilitando el proceso de instalación y su posterior utilización.</text:span></text:p>
              <text:p text:style-name="P44"><text:span text:style-name="T20">- ISO de Openbravo:</text:span><text:span text:style-name="T38"> Según indicaciones del fabricante se puede destinar a servidores en producción y su instalación debe realizarse igual que si se tratase de un servidor Ubuntu. Desde este enlace podremos descargar la imagen ISO y encontraremos los pasos necesarios para su instalación.</text:span></text:p>
              <text:p text:style-name="P44"><text:soft-page-break/><text:span text:style-name="T20">- Virtualización VMWare:</text:span><text:span text:style-name="T38"> Según indicaciones del fabricante debe utilizarse para pruebas de evaluación. Desde este enlace podremos descargar un fichero comprimido que contiene un disco virtualizado con Openbravo. Para ponerlo en funcionamiento podemos utilizar los siguientes software de virtualización:</text:span></text:p>
              <text:list>
                <text:list-header>
                  <text:p text:style-name="P44"><text:span text:style-name="T38">- VMWare Player: Al hacer doble click sobre el fichero .vmdk, se crea una máquina virtual en VMWare Player, lista para utilizar.</text:span></text:p>
                  <text:p text:style-name="P44"><text:span text:style-name="T38">- Virtual Box: </text:span><text:span text:style-name="T39">Habrá que crear una máquina virtual, con las indicaciones dadas por el fabricante y añadirle el disco virtualizado que hemos descargado anteriormente.</text:span></text:p>
                </text:list-header>
              </text:list>
            </text:list-item>
          </text:list>
        </text:list-item>
      </text:list>
      <text:p text:style-name="P45"><text:span text:style-name="T39">Con Openbravo no es necesario realizar ninguna configuración tras la instalación, de manera que al término de la misma se puede acceder a la aplicación poniendo la dirección del servidor </text:span><text:a xlink:type="simple" xlink:href="http://IP_Servidor/openbravo" text:style-name="Internet_20_link" text:visited-style-name="Visited_20_Internet_20_Link">http://IP_Servidor/openbravo</text:a><text:span text:style-name="T39"> en el navegador web, e introduciendo el usuario y contraseña facilitados por la aplicación (usuario: Openbravo, contraseña: openbravo).</text:span></text:p>
      <text:p text:style-name="P45"><text:span text:style-name="T39"/></text:p>
      <text:p text:style-name="P46">Empezando con Odoo</text:p>
      <text:p text:style-name="P46"><text:span text:style-name="T38">En Odoo podemos realizar diferentes tipos de instalaciones como indica su documentación, desde paquetes autoinstalables, donde no tendremos que realizar prácticamente nada (se nos instalan y configuran todos os componentes y referencias necesarias), hasta las instalaciones paso a paso, donde tendremos que instalar y configurar cada uno de los componentes.</text:span></text:p>
      <text:p text:style-name="P46"><text:span text:style-name="T38">Para instalar Odoo en Ubuntu, teniendo como referencia lo indicado en la documentación oficial tendremos que ejecutar como root los siguientes comandos:</text:span></text:p>
      <text:p text:style-name="P54"/>
      <text:list xml:id="list4541022377082" text:continue-numbering="true" text:style-name="L1">
        <text:list-item>
          <text:list>
            <text:list-item>
              <text:p text:style-name="P2">Configuración del servidor y de la base de datos.</text:p>
            </text:list-item>
            <text:list-item>
              <text:p text:style-name="P2">Servicios de acceso.</text:p>
            </text:list-item>
            <text:list-item>
              <text:p text:style-name="P2">Actualización del sistema.</text:p>
            </text:list-item>
          </text:list>
        </text:list-item>
        <text:list-item>
          <text:p text:style-name="P5">Asistencia técnica remota en el sistema ERP-CRM.</text:p>
          <text:list>
            <text:list-item>
              <text:p text:style-name="P5">Instalación y configuración en servidores Ubuntu.</text:p>
            </text:list-item>
            <text:list-item>
              <text:p text:style-name="P5">Instalación y configuración en servidores Windows.</text:p>
            </text:list-item>
            <text:list-item>
              <text:p text:style-name="P5">Conexión remota por VNC inverso.</text:p>
            </text:list-item>
            <text:list-item>
              <text:p text:style-name="P5">Conexión por SSH.</text:p>
            </text:list-item>
          </text:list>
        </text:list-item>
        <text:list-item>
          <text:p text:style-name="P5">Herramientas para la programación de sistemas ERP/CRM.</text:p>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family-generic="swiss" style:font-pitch="variable" style:text-underline-style="solid" style:text-underline-width="auto" style:text-underline-color="font-color" fo:font-weight="bold" officeooo:rsid="0038425a"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49:15.966000000</meta:creation-date>
    <dc:date>2018-10-05T00:45:39.028000000</dc:date>
    <meta:editing-duration>PT17M24S</meta:editing-duration>
    <meta:editing-cycles>5</meta:editing-cycles>
    <meta:generator>LibreOffice/6.1.1.2$Windows_X86_64 LibreOffice_project/5d19a1bfa650b796764388cd8b33a5af1f5baa1b</meta:generator>
    <meta:document-statistic meta:table-count="0" meta:image-count="0" meta:object-count="0" meta:page-count="25" meta:paragraph-count="237" meta:word-count="7373" meta:character-count="47390" meta:non-whitespace-character-count="40223"/>
  </office:meta>
</office:document-meta>
</file>